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9pt" style:language-asian="hi" style:country-asian="IN" style:font-style-asian="normal" style:font-weight-asian="normal" style:font-name-complex="Liberation Serif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none" style:country-asian="none" style:font-style-asian="normal" style:font-weight-asian="normal" style:font-name-complex="DejaVu San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none" style:country-asian="none" style:font-style-asian="normal" style:font-weight-asian="normal" style:font-name-complex="DejaVu San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svg:stroke-color="#000000" draw:fill="none" draw:fill-color="#ffffff" fo:min-height="0.877cm"/>
      <style:paragraph-properties style:writing-mode="lr-tb"/>
    </style:style>
    <style:style style:name="gr2" style:family="graphic">
      <style:graphic-properties draw:textarea-horizontal-align="center" draw:textarea-vertical-align="middle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Liberation Sans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T1" style:family="tex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.79cm" svg:height="0.877cm" draw:transform="rotate (0.737401608967604) translate (5.993cm 8.275cm)">
            <draw:text-box>
              <text:p><text:span text:style-name="T1">Z -- AXIS</text:span></text:p>
            </draw:text-box>
          </draw:frame>
          <draw:line draw:z-index="1" draw:style-name="gr2" draw:text-style-name="P3" svg:x1="0.915cm" svg:y1="13.073cm" svg:x2="6.018cm" svg:y2="8.477cm">
            <text:p text:style-name="P2"><text:s/></text:p>
          </draw:line>
          <draw:frame draw:z-index="2" draw:style-name="gr1" draw:text-style-name="P1" svg:width="1.79cm" svg:height="0.877cm" draw:transform="rotate (0.737401608967604) translate (14.978cm 8.275cm)">
            <draw:text-box>
              <text:p><text:span text:style-name="T1">Z -- AXIS</text:span></text:p>
            </draw:text-box>
          </draw:frame>
          <draw:line draw:z-index="3" draw:style-name="gr2" draw:text-style-name="P3" svg:x1="9.9cm" svg:y1="13.073cm" svg:x2="15.003cm" svg:y2="8.477cm">
            <text:p text:style-name="P2"><text:s/></text:p>
          </draw:line>
        </table:shapes>
        <table:table-column table:style-name="co1" table:number-columns-repeated="36" table:default-cell-style-name="Default"/>
        <table:table-row table:style-name="ro1">
          <table:table-cell table:style-name="ce1" office:value-type="string" calcext:value-type="string">
            <text:p>3D (3-DIMENSIONAL) SHAPES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company: USBONG SOCIAL SYSTEMS, INC. (USBONG)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author: SYSON, MICHAEL B.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date created: 20201116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last updated: 20201120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open source: Apache License, Version 2.0</text:p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 table:style-name="ce7" office:value-type="string" calcext:value-type="string">
            <text:p>3D SHAPES SKILL LEVEL 1:</text:p>
          </table:table-cell>
          <table:table-cell table:style-name="ce11" table:number-columns-repeated="17"/>
          <table:table-cell table:style-name="ce7" office:value-type="string" calcext:value-type="string">
            <text:p>3D SHAPES SKILL LEVEL 1: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7" office:value-type="string" calcext:value-type="string">
            <text:p>INPUTS: </text:p>
          </table:table-cell>
          <table:table-cell table:style-name="ce11" table:number-columns-repeated="17"/>
          <table:table-cell table:style-name="ce7" office:value-type="string" calcext:value-type="string">
            <text:p>INPUTS: 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8" office:value-type="string" calcext:value-type="string">
            <text:p>A(0.00,0.00,0.00)//SET X,Y,Z POSITIONS OF VERTEX A</text:p>
          </table:table-cell>
          <table:table-cell table:style-name="ce11" table:number-columns-repeated="17"/>
          <table:table-cell table:style-name="ce8" office:value-type="string" calcext:value-type="string">
            <text:p>A(0.00,0.00,0.00)//SET X,Y,Z POSITIONS OF VERTEX A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8" office:value-type="string" calcext:value-type="string">
            <text:p>B(0.00,0.00,-0.20)//SET X,Y,Z POSITIONS OF VERTEX B</text:p>
          </table:table-cell>
          <table:table-cell table:style-name="ce11" table:number-columns-repeated="17"/>
          <table:table-cell table:style-name="ce8" office:value-type="string" calcext:value-type="string">
            <text:p>B(0.00,0.00,-0.20)//SET X,Y,Z POSITIONS OF VERTEX B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8" office:value-type="string" calcext:value-type="string">
            <text:p>C(-0.20,0.00,-0.20)//SET X,Y,Z POSITIONS OF VERTEX C</text:p>
          </table:table-cell>
          <table:table-cell table:style-name="ce11" table:number-columns-repeated="17"/>
          <table:table-cell table:style-name="ce8" office:value-type="string" calcext:value-type="string">
            <text:p>C(-0.20,0.00,-0.20)//SET X,Y,Z POSITIONS OF VERTEX C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8" office:value-type="string" calcext:value-type="string">
            <text:p>D(-0.20,0.00,0.00)//SET X,Y,Z POSITIONS OF VERTEX D</text:p>
          </table:table-cell>
          <table:table-cell table:style-name="ce11" table:number-columns-repeated="17"/>
          <table:table-cell table:style-name="ce8" office:value-type="string" calcext:value-type="string">
            <text:p>D(-0.20,0.00,0.00)//SET X,Y,Z POSITIONS OF VERTEX D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10"/>
          <table:table-cell table:style-name="ce11" table:number-columns-repeated="17"/>
          <table:table-cell table:style-name="ce10"/>
          <table:table-cell table:style-name="ce11" table:number-columns-repeated="16"/>
          <table:table-cell/>
        </table:table-row>
        <table:table-row table:style-name="ro1">
          <table:table-cell table:style-name="ce10" office:value-type="string" calcext:value-type="string">
            <text:p>TANONG: 1) WHERE ARE THE VERTICES? DRAW.</text:p>
          </table:table-cell>
          <table:table-cell table:style-name="ce11" table:number-columns-repeated="17"/>
          <table:table-cell table:style-name="ce10" office:value-type="string" calcext:value-type="string">
            <text:p>TANONG: 1) WHERE ARE THE VERTICES? DRAW.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11"/>
          <table:table-cell table:style-name="ce11" office:value-type="string" calcext:value-type="string">
            <text:p>2) CLOCK-WISE OR COUNTER-CLOCK-WISE?</text:p>
          </table:table-cell>
          <table:table-cell table:style-name="ce11" table:number-columns-repeated="17"/>
          <table:table-cell table:style-name="ce11" office:value-type="string" calcext:value-type="string">
            <text:p>2) CLOCK-WISE OR COUNTER-CLOCK-WISE?</text:p>
          </table:table-cell>
          <table:table-cell table:style-name="ce11" table:number-columns-repeated="15"/>
          <table:table-cell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ce14" table:number-columns-repeated="4"/>
          <table:table-cell table:style-name="ce16"/>
          <table:table-cell table:style-name="ce14"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1cm" fo:margin-bottom="1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-00-0000</text:date>, <text:time style:data-style-name="N2" text:time-value="11:00:44.499914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14:48.332513308</meta:creation-date>
    <dc:date>2020-11-20T11:29:13.693982883</dc:date>
    <meta:editing-duration>PT8H5M38S</meta:editing-duration>
    <meta:editing-cycles>159</meta:editing-cycles>
    <meta:generator>LibreOffice/6.4.6.2$Linux_X86_64 LibreOffice_project/40$Build-2</meta:generator>
    <meta:document-statistic meta:table-count="1" meta:cell-count="62" meta:object-count="4"/>
  </office:meta>
</office:document-meta>
</file>